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516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2 distanceAlgorithm PROBABILITY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9,20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7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9.4736842105263">
            <text:p>89.47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0,12,8,15,16,18,17,19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7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9.4736842105263">
            <text:p>89.47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20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9,20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9,20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7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9.4736842105263">
            <text:p>89.47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20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9,20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9,20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9,20,</text:p>
          </table:table-cell>
          <table:table-cell table:number-columns-repeated="2" office:value-type="string">
            <text:p>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2 distanceAlgorithm PROBABILITY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2,15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43:34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